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" svg:font-family="Tahoma"/>
    <style:font-face style:name="DejaVu Sans" svg:font-family="'DejaVu Sans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efore the import</text:p>
      <text:p text:style-name="Standard">This line will be <office:annotation><dc:date>2008-04-08T00:00:00</dc:date><text:p>do text</text:p><text:p>from document(at='%s/pod/test/templates/NoPython.odt' % getAppyPath())</text:p></office:annotation>replaced by the import.</text:p>
      <text:p text:style-name="Standard">After the impo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" svg:font-family="Tahoma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ahoma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hom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ahoma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ahoma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8-04-08T16:25:25</meta:creation-date>
    <dc:creator>Gaetan Delannay</dc:creator>
    <dc:date>2008-12-11T15:58:56</dc:date>
    <dc:language>fr-BE</dc:language>
    <meta:editing-cycles>5</meta:editing-cycles>
    <meta:editing-duration>PT45M2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14" meta:character-count="75"/>
  </office:meta>
</office:document-meta>
</file>